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96in" style:rel-column-width="23087*"/>
    </style:style>
    <style:style style:name="Table1.B" style:family="table-column">
      <style:table-column-properties style:column-width="4.4854in" style:rel-column-width="42448*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6667in" style:rel-column-width="15772*"/>
    </style:style>
    <style:style style:name="Table3.B" style:family="table-column">
      <style:table-column-properties style:column-width="5.2583in" style:rel-column-width="4976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P1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2" style:family="paragraph" style:parent-style-name="Standard">
      <style:text-properties fo:font-size="14pt" fo:font-weight="bold" officeooo:rsid="00330a50" officeooo:paragraph-rsid="00330a5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330a50" officeooo:paragraph-rsid="002ff16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1223f5e" officeooo:paragraph-rsid="01223f5e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1223f5e" officeooo:paragraph-rsid="012d990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146ae3e" officeooo:paragraph-rsid="0146ae3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4139c1" officeooo:paragraph-rsid="0156edb8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fo:font-size="14pt" fo:font-weight="bold" officeooo:rsid="00429685" officeooo:paragraph-rsid="0042968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429685" officeooo:paragraph-rsid="0122286f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d9a14" officeooo:paragraph-rsid="0146ae3e" style:font-size-asian="10.5pt" style:font-weight-asian="bold" style:font-size-complex="12pt" style:font-weight-complex="bold"/>
    </style:style>
    <style:style style:name="P11" style:family="paragraph" style:parent-style-name="Standard">
      <style:text-properties officeooo:paragraph-rsid="00259f4d"/>
    </style:style>
    <style:style style:name="P12" style:family="paragraph" style:parent-style-name="Standard">
      <style:text-properties officeooo:rsid="002ff161" officeooo:paragraph-rsid="002ff161"/>
    </style:style>
    <style:style style:name="P13" style:family="paragraph" style:parent-style-name="Standard">
      <style:text-properties fo:font-size="12pt" fo:font-weight="normal" officeooo:rsid="002ff161" officeooo:paragraph-rsid="002ff161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145424d" officeooo:paragraph-rsid="0145424d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2pt" fo:font-weight="normal" officeooo:rsid="014981bc" officeooo:paragraph-rsid="014981bc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2pt" fo:font-weight="normal" officeooo:rsid="0149a00e" officeooo:paragraph-rsid="0149a00e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2pt" fo:font-style="normal" fo:font-weight="normal" officeooo:rsid="00f5b60c" officeooo:paragraph-rsid="00f5b60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0pt" fo:font-weight="bold" officeooo:rsid="00429685" officeooo:paragraph-rsid="00429685" style:font-size-asian="8.75pt" style:font-weight-asian="bold" style:font-size-complex="10pt" style:font-weight-complex="bold"/>
    </style:style>
    <style:style style:name="P19" style:family="paragraph" style:parent-style-name="Standard">
      <style:text-properties fo:font-size="10pt" officeooo:rsid="004139c1" officeooo:paragraph-rsid="0122286f"/>
    </style:style>
    <style:style style:name="P20" style:family="paragraph" style:parent-style-name="Table_20_Contents">
      <style:paragraph-properties fo:text-align="end" style:justify-single-word="false"/>
      <style:text-properties fo:font-size="8pt" officeooo:rsid="0109facf" officeooo:paragraph-rsid="0109facf" style:font-size-asian="12.25pt" style:font-size-complex="14pt"/>
    </style:style>
    <style:style style:name="P21" style:family="paragraph" style:parent-style-name="Standard">
      <style:text-properties officeooo:rsid="004139c1" officeooo:paragraph-rsid="0122286f"/>
    </style:style>
    <style:style style:name="P22" style:family="paragraph" style:parent-style-name="Standard">
      <style:text-properties officeooo:rsid="004139c1" officeooo:paragraph-rsid="0156edb8"/>
    </style:style>
    <style:style style:name="P23" style:family="paragraph" style:parent-style-name="Standard">
      <style:text-properties style:font-name="Liberation Serif" officeooo:rsid="014cb439" officeooo:paragraph-rsid="014cb439"/>
    </style:style>
    <style:style style:name="P24" style:family="paragraph" style:parent-style-name="Standard">
      <style:text-properties style:font-name="Liberation Serif" officeooo:rsid="014e2f67" officeooo:paragraph-rsid="014e2f67"/>
    </style:style>
    <style:style style:name="P25" style:family="paragraph" style:parent-style-name="Standard">
      <style:text-properties style:font-name="Liberation Serif" fo:font-size="14pt" fo:font-weight="bold" officeooo:rsid="014e2f67" officeooo:paragraph-rsid="014e2f67" style:font-size-asian="10.5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erif"/>
    </style:style>
    <style:style style:name="P27" style:family="paragraph" style:parent-style-name="Standard">
      <style:text-properties officeooo:rsid="0062379f" officeooo:paragraph-rsid="0146ae3e"/>
    </style:style>
    <style:style style:name="P28" style:family="paragraph" style:parent-style-name="Standard">
      <style:text-properties officeooo:rsid="0062379f" officeooo:paragraph-rsid="00f01eef"/>
    </style:style>
    <style:style style:name="P29" style:family="paragraph" style:parent-style-name="Standard">
      <style:text-properties officeooo:rsid="0146ae3e" officeooo:paragraph-rsid="0146ae3e"/>
    </style:style>
    <style:style style:name="P30" style:family="paragraph" style:parent-style-name="Table_20_Contents">
      <style:text-properties officeooo:rsid="01482a8a" officeooo:paragraph-rsid="01482a8a"/>
    </style:style>
    <style:style style:name="P31" style:family="paragraph" style:parent-style-name="Standard">
      <style:text-properties officeooo:rsid="004d8be1" officeooo:paragraph-rsid="00a3908f"/>
    </style:style>
    <style:style style:name="P32" style:family="paragraph" style:parent-style-name="Standard">
      <style:text-properties officeooo:rsid="00330a50" officeooo:paragraph-rsid="0156edb8"/>
    </style:style>
    <style:style style:name="P33" style:family="paragraph" style:parent-style-name="Table_20_Contents">
      <style:text-properties officeooo:rsid="005068e8" officeooo:paragraph-rsid="0156edb8"/>
    </style:style>
    <style:style style:name="P34" style:family="paragraph" style:parent-style-name="Table_20_Contents">
      <style:text-properties officeooo:rsid="00524f3f" officeooo:paragraph-rsid="0156edb8"/>
    </style:style>
    <style:style style:name="P35" style:family="paragraph" style:parent-style-name="Table_20_Contents">
      <style:paragraph-properties fo:text-align="end" style:justify-single-word="false"/>
      <style:text-properties fo:font-size="12pt" officeooo:rsid="0158ca5b" officeooo:paragraph-rsid="0158ca5b" style:font-size-asian="12pt" style:font-size-complex="12pt"/>
    </style:style>
    <style:style style:name="P36" style:family="paragraph" style:parent-style-name="Standard" style:list-style-name="L1">
      <style:text-properties officeooo:rsid="0145424d" officeooo:paragraph-rsid="0145424d"/>
    </style:style>
    <style:style style:name="P37" style:family="paragraph" style:parent-style-name="Standard" style:list-style-name="L1">
      <style:text-properties officeooo:rsid="014981bc" officeooo:paragraph-rsid="014981bc"/>
    </style:style>
    <style:style style:name="P38" style:family="paragraph" style:parent-style-name="Standard" style:list-style-name="L1">
      <style:text-properties officeooo:rsid="0146ae3e" officeooo:paragraph-rsid="0146ae3e"/>
    </style:style>
    <style:style style:name="P39" style:family="paragraph" style:parent-style-name="Standard" style:list-style-name="L1">
      <style:text-properties officeooo:rsid="01482a8a" officeooo:paragraph-rsid="01482a8a"/>
    </style:style>
    <style:style style:name="P40" style:family="paragraph" style:parent-style-name="Standard" style:list-style-name="L2">
      <style:text-properties officeooo:rsid="01482a8a" officeooo:paragraph-rsid="01482a8a"/>
    </style:style>
    <style:style style:name="P41" style:family="paragraph" style:parent-style-name="Standard" style:list-style-name="L1">
      <style:text-properties officeooo:rsid="014fc91d" officeooo:paragraph-rsid="014fc91d"/>
    </style:style>
    <style:style style:name="P42" style:family="paragraph" style:parent-style-name="Standard" style:list-style-name="L2">
      <style:text-properties officeooo:rsid="0149a00e" officeooo:paragraph-rsid="0149a00e"/>
    </style:style>
    <style:style style:name="P43" style:family="paragraph" style:parent-style-name="Standard" style:list-style-name="L2">
      <style:text-properties officeooo:rsid="01576476" officeooo:paragraph-rsid="01576476"/>
    </style:style>
    <style:style style:name="P44" style:family="paragraph" style:parent-style-name="Standard" style:list-style-name="L3">
      <style:text-properties style:font-name="Liberation Serif" officeooo:rsid="0146ae3e" officeooo:paragraph-rsid="0146ae3e"/>
    </style:style>
    <style:style style:name="P45" style:family="paragraph" style:parent-style-name="Standard" style:list-style-name="L3">
      <style:text-properties style:font-name="Liberation Serif" fo:font-size="12pt" fo:font-weight="normal" officeooo:rsid="01482a8a" officeooo:paragraph-rsid="01482a8a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text-properties style:font-name="Liberation Serif" fo:font-size="12pt" fo:font-weight="normal" officeooo:rsid="014cb439" officeooo:paragraph-rsid="014cb439" style:font-size-asian="10.5pt" style:font-weight-asian="normal" style:font-size-complex="12pt" style:font-weight-complex="normal"/>
    </style:style>
    <style:style style:name="T1" style:family="text">
      <style:text-properties officeooo:rsid="004da4d4"/>
    </style:style>
    <style:style style:name="T2" style:family="text">
      <style:text-properties officeooo:rsid="00c697f5"/>
    </style:style>
    <style:style style:name="T3" style:family="text">
      <style:text-properties officeooo:rsid="0108a98f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11014b7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12d9900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f01eef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edf92a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4e8267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43803e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855642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158ca5b" style:font-size-asian="10.5pt" style:font-weight-asian="normal" style:font-size-complex="12pt" style:font-weight-complex="normal"/>
    </style:style>
    <style:style style:name="T13" style:family="text">
      <style:text-properties officeooo:rsid="0122286f"/>
    </style:style>
    <style:style style:name="T14" style:family="text">
      <style:text-properties officeooo:rsid="012370c1"/>
    </style:style>
    <style:style style:name="T15" style:family="text">
      <style:text-properties officeooo:rsid="0145424d"/>
    </style:style>
    <style:style style:name="T16" style:family="text">
      <style:text-properties officeooo:rsid="01482a8a"/>
    </style:style>
    <style:style style:name="T17" style:family="text">
      <style:text-properties officeooo:rsid="0149a00e"/>
    </style:style>
    <style:style style:name="T18" style:family="text">
      <style:text-properties officeooo:rsid="014cb439"/>
    </style:style>
    <style:style style:name="T19" style:family="text">
      <style:text-properties officeooo:rsid="00524f3f"/>
    </style:style>
    <style:style style:name="T20" style:family="text">
      <style:text-properties officeooo:rsid="00585a62"/>
    </style:style>
    <style:style style:name="T21" style:family="text">
      <style:text-properties officeooo:rsid="0058930c"/>
    </style:style>
    <style:style style:name="T22" style:family="text">
      <style:text-properties officeooo:rsid="015a150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CP132</text:p>
          </table:table-cell>
          <table:table-cell table:style-name="Table1.A1" office:value-type="string">
            <text:p text:style-name="P35">Homework 3</text:p>
          </table:table-cell>
        </table:table-row>
        <table:table-row>
          <table:table-cell table:style-name="Table1.A1" office:value-type="string">
            <text:p text:style-name="P1">Score: ______/<text:span text:style-name="T2">1</text:span><text:span text:style-name="T3">0</text:span></text:p>
          </table:table-cell>
          <table:table-cell table:style-name="Table1.A1" office:value-type="string">
            <text:p text:style-name="P20">v1.0</text:p>
          </table:table-cell>
        </table:table-row>
      </table:table>
      <text:p text:style-name="P11"/>
      <text:p text:style-name="P17">The purpose of this <text:span text:style-name="T22">homework</text:span> is <text:span text:style-name="T14">to get practice </text:span><text:span text:style-name="T15">with sequences, selection, and loops.</text:span></text:p>
      <text:p text:style-name="P12"/>
      <text:p text:style-name="P31">Link to <text:span text:style-name="T1">assignment: </text:span><text:a xlink:type="simple" xlink:href="https://classroom.github.com/a/8D4BfqHi" text:style-name="Internet_20_link" text:visited-style-name="Visited_20_Internet_20_Link"><text:span text:style-name="T1">https://classroom.github.com/a/8D4BfqHi</text:span></text:a></text:p>
      <text:p text:style-name="P3"/>
      <text:p text:style-name="P2">Specifications</text:p>
      <text:p text:style-name="P13"/>
      <text:p text:style-name="P14">You’re writing code to help wait staff at a restaurant. Specifically, they need help calculating their tips for the day.</text:p>
      <text:p text:style-name="P14"/>
      <text:p text:style-name="P15">The wait staff will enter the total bill amount for each of the tables they have waited on <text:span text:style-name="T18">in</text:span> a day. When their day is over, they will type 0 into the program. <text:span text:style-name="T18">At the end of the day, the program should output how much money they received in tips.</text:span></text:p>
      <text:p text:style-name="P14"/>
      <text:p text:style-name="P16">The owner of the restaurant is very greedy. He will take tips from a wait staff if their tips exceed $<text:span text:style-name="T18">50</text:span> dollars. For example, if a waiter makes $<text:span text:style-name="T18">64</text:span> in tips, at the end of the day the owner will take $<text:span text:style-name="T18">14</text:span> dollars, leaving the waiter with $<text:span text:style-name="T18">50</text:span>.</text:p>
      <text:p text:style-name="P19"/>
      <text:p text:style-name="P4">Constraints</text:p>
      <text:p text:style-name="P21"/>
      <text:list text:style-name="L1">
        <text:list-item>
          <text:p text:style-name="P36">Assume that every patron gives exactly 15% of their total bill as a tip.</text:p>
        </text:list-item>
        <text:list-item>
          <text:p text:style-name="P37">Use a data type that allows decimal places when working with money.</text:p>
        </text:list-item>
        <text:list-item>
          <text:p text:style-name="P38">Prompt the user before every input.</text:p>
          <text:list>
            <text:list-item>
              <text:p text:style-name="P38">Ex: “Enter bill amount: $”</text:p>
            </text:list-item>
          </text:list>
        </text:list-item>
        <text:list-item>
          <text:p text:style-name="P38">Echo every input.</text:p>
          <text:list>
            <text:list-item>
              <text:p text:style-name="P38">Ex: “For a bill of $10, you receive $1.5 in tips”</text:p>
            </text:list-item>
          </text:list>
        </text:list-item>
        <text:list-item>
          <text:p text:style-name="P39">Close the input Scanner when there are no more inputs.</text:p>
        </text:list-item>
        <text:list-item>
          <text:p text:style-name="P41">Use constants to remove magic numbers.</text:p>
        </text:list-item>
      </text:list>
      <text:p text:style-name="P29"/>
      <text:p text:style-name="P6">E<text:span text:style-name="T16">xtra Credit Opportunity</text:span></text:p>
      <text:p text:style-name="P21"/>
      <text:list text:style-name="L2">
        <text:list-item>
          <text:p text:style-name="P40">(1 pt) Find a way to round all monetary numbers to the nearest hundredth of a dolla<text:span text:style-name="T17">r. You may use this link to help you:</text:span></text:p>
          <text:list>
            <text:list-item>
              <text:p text:style-name="P40"><text:a xlink:type="simple" xlink:href="https://www.programiz.com/java-programming/library/math/round" text:style-name="Internet_20_link" text:visited-style-name="Visited_20_Internet_20_Link">https://www.programiz.com/java-programming/library/math/round</text:a></text:p>
            </text:list-item>
            <text:list-item>
              <text:p text:style-name="P42">You will need to think of some math trickery to round to the nearest hundredth.</text:p>
            </text:list-item>
            <text:list-item>
              <text:p text:style-name="P43">Alternatively, you can use DecimalFormat.</text:p>
            </text:list-item>
          </text:list>
        </text:list-item>
      </text:list>
      <text:p text:style-name="P21"/>
      <text:p text:style-name="P7">Scoring <text:span text:style-name="T19">Rubric</text:span></text:p>
      <text:p text:style-name="P3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<text:span text:style-name="T20">10</text:span>/10</text:p>
          </table:table-cell>
          <table:table-cell table:style-name="Table3.B1" office:value-type="string">
            <text:p text:style-name="P34">Program meets specifications.</text:p>
          </table:table-cell>
        </table:table-row>
        <table:table-row>
          <table:table-cell table:style-name="Table3.A2" office:value-type="string">
            <text:p text:style-name="P34"><text:span text:style-name="T21">9-</text:span><text:span text:style-name="T20">6</text:span>/10</text:p>
          </table:table-cell>
          <table:table-cell table:style-name="Table3.B2" office:value-type="string">
            <text:p text:style-name="P34">Program does not meet specifications but there was noticeable effort.</text:p>
          </table:table-cell>
        </table:table-row>
        <table:table-row>
          <table:table-cell table:style-name="Table3.A2" office:value-type="string">
            <text:p text:style-name="P34"><text:span text:style-name="T20">5-</text:span><text:span text:style-name="T21">0</text:span>/10</text:p>
          </table:table-cell>
          <table:table-cell table:style-name="Table3.B2" office:value-type="string">
            <text:p text:style-name="P34">Program does not meet specifications and there was little effort put in.</text:p>
          </table:table-cell>
        </table:table-row>
      </table:table>
      <text:p text:style-name="P22"/>
      <text:p text:style-name="P9"/>
      <text:p text:style-name="P8">Submission</text:p>
      <text:p text:style-name="P18"/>
      <text:p text:style-name="P28"><text:span text:style-name="T4">The submission for this </text:span><text:span text:style-name="T12">homework</text:span><text:span text:style-name="T4"> </text:span><text:span text:style-name="T9">is</text:span><text:span text:style-name="T4"> the commit ID you want to be graded. </text:span><text:span text:style-name="T10">You will submit </text:span><text:span text:style-name="T7">the commit ID</text:span><text:span text:style-name="T10"> via the Canvas assignment. </text:span><text:span text:style-name="T11">If you need help finding </text:span><text:span text:style-name="T7">the commit ID</text:span><text:span text:style-name="T11">, ask for help. </text:span></text:p>
      <text:p text:style-name="P27"><text:span text:style-name="T8"/></text:p>
      <text:p text:style-name="P10">Tips</text:p>
      <text:p text:style-name="P5"><text:span text:style-name="T5"/></text:p>
      <text:list text:style-name="L3">
        <text:list-item>
          <text:p text:style-name="P44"><text:span text:style-name="T6">R</text:span><text:span text:style-name="T4">ead the specifications and try to pull out what the input, processing, and output should be.</text:span></text:p>
        </text:list-item>
        <text:list-item>
          <text:p text:style-name="P45">To help better understand the sequence, selection, and loop structures, place comments next to the start of each structure you see in your code.</text:p>
        </text:list-item>
        <text:list-item>
          <text:p text:style-name="P46">Test your program multiple times. Test checking what happens if the wait staff’s tips exceed $50 and check if the wait staff’s tips are under or equal to $50.</text:p>
        </text:list-item>
      </text:list>
      <text:p text:style-name="P23"><text:span text:style-name="T4"/></text:p>
      <text:p text:style-name="P25">Example Output</text:p>
      <text:p text:style-name="P24"><text:span text:style-name="T4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6">Welcome to the Wait Staff Tip Calculator!</text:p>
            <text:p text:style-name="P26">Please enter the bill amount for each table you serve.</text:p>
            <text:p text:style-name="P26">Enter '0' when your shift is over.</text:p>
            <text:p text:style-name="P26">Enter a bill for the next table: $50</text:p>
            <text:p text:style-name="P26">For a bill of $50.0, you receive $7.5 in tips.</text:p>
            <text:p text:style-name="P26">So far, you've earned $7.5 in tips.</text:p>
            <text:p text:style-name="P26">Enter a bill for the next table: $20</text:p>
            <text:p text:style-name="P26">For a bill of $20.0, you receive $3.0 in tips.</text:p>
            <text:p text:style-name="P26">So far, you've earned $10.5 in tips.</text:p>
            <text:p text:style-name="P26">Enter a bill for the next table: $25</text:p>
            <text:p text:style-name="P26">For a bill of $25.0, you receive $3.75 in tips.</text:p>
            <text:p text:style-name="P26">So far, you've earned $14.25 in tips.</text:p>
            <text:p text:style-name="P26">Enter a bill for the next table: $68</text:p>
            <text:p text:style-name="P26">For a bill of $68.0, you receive $10.2 in tips.</text:p>
            <text:p text:style-name="P26">So far, you've earned $24.45 in tips.</text:p>
            <text:p text:style-name="P26">Enter a bill for the next table: $40</text:p>
            <text:p text:style-name="P26">For a bill of $40.0, you receive $6.0 in tips.</text:p>
            <text:p text:style-name="P26">So far, you've earned $30.45 in tips.</text:p>
            <text:p text:style-name="P26">Enter a bill for the next table: $0</text:p>
            <text:p text:style-name="P26">You earned $30.45 tonight!</text:p>
          </table:table-cell>
        </table:table-row>
      </table:table>
      <text:p text:style-name="P24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holas Page</meta:initial-creator>
    <meta:creation-date>2022-08-18T14:27:38.461000000</meta:creation-date>
    <dc:date>2023-09-17T21:41:26.227000000</dc:date>
    <meta:editing-duration>P1DT1H14M14S</meta:editing-duration>
    <meta:editing-cycles>160</meta:editing-cycles>
    <meta:generator>LibreOffice/7.6.1.2$Windows_X86_64 LibreOffice_project/f5defcebd022c5bc36bbb79be232cb6926d8f674</meta:generator>
    <meta:document-statistic meta:table-count="3" meta:image-count="0" meta:object-count="0" meta:page-count="2" meta:paragraph-count="58" meta:word-count="574" meta:character-count="3101" meta:non-whitespace-character-count="2599"/>
  </office:meta>
</office:document-meta>
</file>